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微軟正黑體" svg:font-family="微軟正黑體" style:font-family-generic="swiss" style:font-pitch="variable" svg:panose-1="2 11 6 4 3 5 4 4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1" style:master-page-name="MP0" style:family="paragraph">
      <style:paragraph-properties fo:break-before="page" style:punctuation-wrap="simple" fo:line-height="0.3881in" fo:margin-left="0.3319in">
        <style:tab-stops/>
      </style:paragraph-properties>
    </style:style>
    <style:style style:name="P5" style:parent-style-name="標題4" style:family="paragraph">
      <style:paragraph-properties style:punctuation-wrap="simple"/>
    </style:style>
    <style:style style:name="P6" style:parent-style-name="本文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7" style:parent-style-name="本文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8" style:parent-style-name="本文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9" style:parent-style-name="本文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10" style:parent-style-name="本文" style:family="paragraph">
      <style:paragraph-properties style:punctuation-wrap="simple" fo:margin-top="0.0083in"/>
      <style:text-properties fo:font-weight="bold" style:font-weight-asian="bold" style:font-weight-complex="bold" fo:font-size="6pt" style:font-size-asian="6pt" style:font-size-complex="6pt"/>
    </style:style>
    <style:style style:name="P11" style:parent-style-name="本文" style:family="paragraph">
      <style:paragraph-properties style:punctuation-wrap="simple" fo:text-align="center" fo:margin-top="0.0034in" fo:margin-right="0.6527in"/>
      <style:text-properties fo:font-size="24pt" style:font-size-asian="24pt" style:font-size-complex="24pt"/>
    </style:style>
    <style:style style:name="P12" style:parent-style-name="本文" style:family="paragraph">
      <style:paragraph-properties style:punctuation-wrap="simple" fo:text-align="center" fo:margin-top="0.0611in" fo:margin-right="0.6513in"/>
    </style:style>
    <style:style style:name="T13" style:parent-style-name="預設段落字型" style:family="text">
      <style:text-properties style:font-name="Times New Roman" style:font-name-asian="新細明體" style:font-name-complex="Times New Roman" fo:font-size="20pt" style:font-size-asian="20pt" style:font-size-complex="20pt"/>
    </style:style>
    <style:style style:name="T14" style:parent-style-name="預設段落字型" style:family="text">
      <style:text-properties fo:font-size="20pt" style:font-size-asian="20pt" style:font-size-complex="20pt"/>
    </style:style>
    <style:style style:name="T15" style:parent-style-name="預設段落字型" style:family="text">
      <style:text-properties fo:font-size="20pt" style:font-size-asian="20pt" style:font-size-complex="20pt"/>
    </style:style>
    <style:style style:name="T16" style:parent-style-name="預設段落字型" style:family="text">
      <style:text-properties style:font-name="Times New Roman" style:font-name-complex="Times New Roman" fo:font-size="20pt" style:font-size-asian="20pt" style:font-size-complex="20pt"/>
    </style:style>
    <style:style style:name="T17" style:parent-style-name="預設段落字型" style:family="text">
      <style:text-properties fo:font-size="20pt" style:font-size-asian="20pt" style:font-size-complex="20pt"/>
    </style:style>
    <style:style style:name="T18" style:parent-style-name="預設段落字型" style:family="text">
      <style:text-properties style:font-name="Times New Roman" style:font-name-complex="Times New Roman" fo:font-size="20pt" style:font-size-asian="20pt" style:font-size-complex="20pt"/>
    </style:style>
    <style:style style:name="T19" style:parent-style-name="預設段落字型" style:family="text">
      <style:text-properties fo:font-size="20pt" style:font-size-asian="20pt" style:font-size-complex="20pt"/>
    </style:style>
    <style:style style:name="T20" style:parent-style-name="預設段落字型" style:family="text">
      <style:text-properties style:font-name="Times New Roman" style:font-name-complex="Times New Roman" fo:font-size="20pt" style:font-size-asian="20pt" style:font-size-complex="20pt"/>
    </style:style>
    <style:style style:name="P21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2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3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4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5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6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7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8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29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0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1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2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3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4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5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6" style:parent-style-name="本文" style:family="paragraph">
      <style:paragraph-properties style:punctuation-wrap="simple"/>
      <style:text-properties style:font-name="Times New Roman" style:font-name-asian="新細明體" style:font-name-complex="Times New Roman" fo:font-size="13pt" style:font-size-asian="13pt" style:font-size-complex="13pt"/>
    </style:style>
    <style:style style:name="P37" style:parent-style-name="本文" style:family="paragraph">
      <style:paragraph-properties style:punctuation-wrap="simple" fo:margin-top="0.0013in"/>
      <style:text-properties style:font-name="Times New Roman" style:font-name-asian="新細明體" style:font-name-complex="Times New Roman" fo:font-size="13pt" style:font-size-asian="13pt" style:font-size-complex="13pt"/>
    </style:style>
    <style:style style:name="P38" style:parent-style-name="標題3" style:family="paragraph">
      <style:paragraph-properties style:punctuation-wrap="simple" fo:text-align="start" fo:line-height="117%" fo:margin-right="0.6284in"/>
    </style:style>
    <style:style style:name="T39" style:parent-style-name="預設段落字型" style:family="text">
      <style:text-properties fo:letter-spacing="-0.0006in"/>
    </style:style>
    <style:style style:name="T40" style:parent-style-name="預設段落字型" style:family="text">
      <style:text-properties fo:letter-spacing="-0.0006in"/>
    </style:style>
    <style:style style:name="T41" style:parent-style-name="預設段落字型" style:family="text">
      <style:text-properties fo:letter-spacing="-0.0006in"/>
    </style:style>
    <style:style style:name="T42" style:parent-style-name="預設段落字型" style:family="text">
      <style:text-properties fo:letter-spacing="-0.0006in"/>
    </style:style>
    <style:style style:name="T43" style:parent-style-name="預設段落字型" style:family="text">
      <style:text-properties fo:letter-spacing="-0.0006in"/>
    </style:style>
    <style:style style:name="T44" style:parent-style-name="預設段落字型" style:family="text">
      <style:text-properties fo:letter-spacing="-0.0006in"/>
    </style:style>
    <style:style style:name="T45" style:parent-style-name="預設段落字型" style:family="text">
      <style:text-properties style:font-name="微軟正黑體" style:font-name-asian="微軟正黑體" style:font-name-complex="微軟正黑體" fo:letter-spacing="-0.0118in"/>
    </style:style>
    <style:style style:name="T46" style:parent-style-name="預設段落字型" style:family="text">
      <style:text-properties style:font-name-complex="微軟正黑體" fo:letter-spacing="-0.0118in"/>
    </style:style>
    <style:style style:name="T47" style:parent-style-name="預設段落字型" style:family="text">
      <style:text-properties style:font-name-complex="微軟正黑體" fo:letter-spacing="-0.0118in"/>
    </style:style>
    <style:style style:name="T48" style:parent-style-name="預設段落字型" style:family="text">
      <style:text-properties style:font-name-complex="微軟正黑體" fo:letter-spacing="-0.0118in"/>
    </style:style>
    <style:style style:name="P49" style:parent-style-name="標題3" style:family="paragraph">
      <style:paragraph-properties style:punctuation-wrap="simple" fo:text-align="start" fo:line-height="117%" fo:margin-right="0.6284in"/>
      <style:text-properties fo:letter-spacing="0.0291in"/>
    </style:style>
    <style:style style:name="P50" style:parent-style-name="標題3" style:family="paragraph">
      <style:paragraph-properties style:punctuation-wrap="simple" fo:text-align="start" fo:line-height="117%" fo:margin-right="0.6284in"/>
      <style:text-properties fo:letter-spacing="0.0229in"/>
    </style:style>
    <style:style style:name="P51" style:parent-style-name="標題3" style:family="paragraph">
      <style:paragraph-properties style:punctuation-wrap="simple" fo:text-align="start" fo:line-height="117%" fo:margin-right="0.6284in"/>
      <style:text-properties fo:letter-spacing="-0.002in"/>
    </style:style>
    <style:style style:name="P52" style:parent-style-name="標題3" style:family="paragraph">
      <style:paragraph-properties style:punctuation-wrap="simple" fo:text-align="start" fo:line-height="117%" fo:margin-right="0.6284in"/>
      <style:text-properties fo:letter-spacing="-0.0027in"/>
    </style:style>
    <style:style style:name="P53" style:parent-style-name="標題3" style:family="paragraph">
      <style:paragraph-properties style:punctuation-wrap="simple" fo:text-align="start" fo:line-height="117%" fo:margin-right="0.6284in"/>
    </style:style>
    <style:style style:name="T54" style:parent-style-name="預設段落字型" style:family="text">
      <style:text-properties fo:letter-spacing="-0.0062in"/>
    </style:style>
    <style:style style:name="T55" style:parent-style-name="預設段落字型" style:family="text">
      <style:text-properties fo:letter-spacing="-0.0062in"/>
    </style:style>
    <style:style style:name="T56" style:parent-style-name="預設段落字型" style:family="text">
      <style:text-properties fo:letter-spacing="-0.0062in"/>
    </style:style>
    <style:style style:name="T57" style:parent-style-name="預設段落字型" style:family="text">
      <style:text-properties fo:letter-spacing="-0.0062in"/>
    </style:style>
    <style:style style:name="T58" style:parent-style-name="預設段落字型" style:family="text">
      <style:text-properties fo:letter-spacing="-0.0062in"/>
    </style:style>
    <style:style style:name="T59" style:parent-style-name="預設段落字型" style:family="text">
      <style:text-properties fo:letter-spacing="-0.0062in"/>
    </style:style>
    <style:style style:name="T60" style:parent-style-name="預設段落字型" style:family="text">
      <style:text-properties fo:letter-spacing="-0.0062in"/>
    </style:style>
    <style:style style:name="T61" style:parent-style-name="預設段落字型" style:family="text">
      <style:text-properties fo:letter-spacing="-0.0062in"/>
    </style:style>
    <style:style style:name="T62" style:parent-style-name="預設段落字型" style:family="text">
      <style:text-properties fo:letter-spacing="-0.0062in"/>
    </style:style>
    <style:style style:name="T63" style:parent-style-name="預設段落字型" style:family="text">
      <style:text-properties style:font-name-complex="Times New Roman"/>
    </style:style>
    <style:style style:name="P64" style:parent-style-name="標題4" style:master-page-name="MP1" style:family="paragraph">
      <style:paragraph-properties fo:break-before="page" style:punctuation-wrap="simple"/>
    </style:style>
    <style:style style:name="P68" style:parent-style-name="本文" style:family="paragraph">
      <style:paragraph-properties style:punctuation-wrap="simple" fo:margin-top="0.1423in" fo:margin-left="0.3319in">
        <style:tab-stops/>
      </style:paragraph-properties>
    </style:style>
    <style:style style:name="T69" style:parent-style-name="預設段落字型" style:family="text">
      <style:text-properties style:font-name="Times New Roman" style:font-name-asian="新細明體" style:font-name-complex="Times New Roman"/>
    </style:style>
    <style:style style:name="T70" style:parent-style-name="預設段落字型" style:family="text">
      <style:text-properties style:font-name="Times New Roman" style:font-name-complex="Times New Roman"/>
    </style:style>
    <style:style style:name="P71" style:parent-style-name="本文" style:family="paragraph">
      <style:paragraph-properties style:punctuation-wrap="simple" fo:margin-top="0.1444in" fo:margin-left="0.3319in">
        <style:tab-stops/>
      </style:paragraph-properties>
    </style:style>
    <style:style style:name="T72" style:parent-style-name="預設段落字型" style:family="text">
      <style:text-properties style:font-name="Times New Roman" style:font-name-asian="新細明體" style:font-name-complex="Times New Roman"/>
    </style:style>
    <style:style style:name="T73" style:parent-style-name="預設段落字型" style:family="text">
      <style:text-properties style:font-name="Times New Roman" style:font-name-complex="Times New Roman"/>
    </style:style>
    <style:style style:name="T74" style:parent-style-name="預設段落字型" style:family="text">
      <style:text-properties style:font-name="新細明體" style:font-name-asian="新細明體" style:font-name-complex="新細明體"/>
    </style:style>
    <style:style style:name="T75" style:parent-style-name="預設段落字型" style:family="text">
      <style:text-properties style:font-name-complex="新細明體"/>
    </style:style>
    <style:style style:name="P76" style:parent-style-name="本文" style:family="paragraph">
      <style:paragraph-properties style:punctuation-wrap="simple" fo:margin-top="0.1451in" fo:margin-left="0.6916in">
        <style:tab-stops/>
      </style:paragraph-properties>
    </style:style>
    <style:style style:name="T77" style:parent-style-name="預設段落字型" style:family="text">
      <style:text-properties style:font-name="Times New Roman" style:font-name-complex="Times New Roman"/>
    </style:style>
    <style:style style:name="T78" style:parent-style-name="預設段落字型" style:family="text">
      <style:text-properties style:font-name-complex="Times New Roman"/>
    </style:style>
    <style:style style:name="P79" style:parent-style-name="本文" style:family="paragraph">
      <style:paragraph-properties style:punctuation-wrap="simple" fo:margin-top="0.1444in" fo:margin-left="0.6916in">
        <style:tab-stops>
          <style:tab-stop style:type="left" style:position="0.6805in"/>
        </style:tab-stops>
      </style:paragraph-properties>
    </style:style>
    <style:style style:name="P80" style:parent-style-name="本文" style:family="paragraph">
      <style:paragraph-properties style:punctuation-wrap="simple" fo:margin-top="0.1451in" fo:margin-left="0.6916in">
        <style:tab-stops>
          <style:tab-stop style:type="left" style:position="0.6805in"/>
        </style:tab-stops>
      </style:paragraph-properties>
    </style:style>
    <style:style style:name="P81" style:parent-style-name="本文" style:family="paragraph">
      <style:paragraph-properties style:punctuation-wrap="simple" fo:margin-top="0.1444in" fo:margin-left="0.6916in">
        <style:tab-stops>
          <style:tab-stop style:type="left" style:position="0.6805in"/>
        </style:tab-stops>
      </style:paragraph-properties>
    </style:style>
    <style:style style:name="P82" style:parent-style-name="標題3" style:family="paragraph">
      <style:paragraph-properties style:punctuation-wrap="simple" fo:text-align="start" fo:line-height="117%" fo:margin-right="0.6284in"/>
    </style:style>
    <style:style style:name="T83" style:parent-style-name="預設段落字型" style:family="text">
      <style:text-properties style:font-name-complex="Times New Roman" fo:font-size="14pt" style:font-size-asian="14pt" style:font-size-complex="14pt"/>
    </style:style>
    <style:style style:name="T84" style:parent-style-name="預設段落字型" style:family="text">
      <style:text-properties fo:font-size="14pt" style:font-size-asian="14pt" style:font-size-complex="14pt"/>
    </style:style>
    <style:style style:name="T85" style:parent-style-name="預設段落字型" style:family="text">
      <style:text-properties style:font-name-complex="Times New Roman" fo:letter-spacing="-0.0055in" fo:font-size="14pt" style:font-size-asian="14pt" style:font-size-complex="14pt"/>
    </style:style>
    <style:style style:name="T86" style:parent-style-name="預設段落字型" style:family="text">
      <style:text-properties fo:letter-spacing="-0.002in" fo:font-size="14pt" style:font-size-asian="14pt" style:font-size-complex="14pt"/>
    </style:style>
    <style:style style:name="T87" style:parent-style-name="預設段落字型" style:family="text">
      <style:text-properties fo:letter-spacing="-0.002in" fo:font-size="14pt" style:font-size-asian="14pt" style:font-size-complex="14pt"/>
    </style:style>
    <style:style style:name="T88" style:parent-style-name="預設段落字型" style:family="text">
      <style:text-properties fo:letter-spacing="-0.002in" fo:font-size="14pt" style:font-size-asian="14pt" style:font-size-complex="14pt"/>
    </style:style>
    <style:style style:name="P89" style:parent-style-name="標題3" style:family="paragraph">
      <style:paragraph-properties style:punctuation-wrap="simple" fo:text-align="start" fo:line-height="117%" fo:margin-left="0.8319in" fo:margin-right="0.6284in">
        <style:tab-stops/>
      </style:paragraph-properties>
      <style:text-properties fo:letter-spacing="-0.0027in" fo:font-size="14pt" style:font-size-asian="14pt" style:font-size-complex="14pt"/>
    </style:style>
    <style:style style:name="P90" style:parent-style-name="標題3" style:family="paragraph">
      <style:paragraph-properties style:punctuation-wrap="simple" fo:text-align="start" fo:line-height="117%" fo:margin-left="0.6638in" fo:margin-right="0.6284in" fo:text-indent="0.168in">
        <style:tab-stops/>
      </style:paragraph-properties>
      <style:text-properties fo:letter-spacing="-0.0006in" fo:font-size="14pt" style:font-size-asian="14pt" style:font-size-complex="14pt"/>
    </style:style>
    <style:style style:name="P91" style:parent-style-name="標題3" style:family="paragraph">
      <style:paragraph-properties style:punctuation-wrap="simple" fo:text-align="start" fo:line-height="117%" fo:margin-left="0.6638in" fo:margin-right="0.6284in" fo:text-indent="0.168in">
        <style:tab-stops/>
      </style:paragraph-properties>
      <style:text-properties fo:font-size="14pt" style:font-size-asian="14pt" style:font-size-complex="14pt"/>
    </style:style>
    <style:style style:name="P92" style:parent-style-name="標題3" style:family="paragraph">
      <style:paragraph-properties style:punctuation-wrap="simple" fo:text-align="start" fo:line-height="117%" fo:margin-left="0.6638in" fo:margin-right="0.6284in" fo:text-indent="0.168in">
        <style:tab-stops/>
      </style:paragraph-properties>
      <style:text-properties fo:font-size="14pt" style:font-size-asian="14pt" style:font-size-complex="14pt"/>
    </style:style>
    <style:style style:name="P93" style:parent-style-name="標題3" style:family="paragraph">
      <style:paragraph-properties style:punctuation-wrap="simple" fo:text-align="start" fo:line-height="117%" fo:margin-left="0.6638in" fo:margin-right="0.6284in" fo:text-indent="0.168in">
        <style:tab-stops/>
      </style:paragraph-properties>
      <style:text-properties fo:letter-spacing="-0.002in" fo:font-size="14pt" style:font-size-asian="14pt" style:font-size-complex="14pt"/>
    </style:style>
    <style:style style:name="P94" style:parent-style-name="標題3" style:family="paragraph">
      <style:paragraph-properties style:punctuation-wrap="simple" fo:text-align="start" fo:line-height="117%" fo:margin-left="0.6638in" fo:margin-right="0.6284in" fo:text-indent="0.168in">
        <style:tab-stops/>
      </style:paragraph-properties>
      <style:text-properties fo:letter-spacing="-0.002in" fo:font-size="14pt" style:font-size-asian="14pt" style:font-size-complex="14pt"/>
    </style:style>
    <style:style style:name="P95" style:parent-style-name="標題3" style:family="paragraph">
      <style:paragraph-properties style:punctuation-wrap="simple" fo:text-align="start" fo:line-height="117%" fo:margin-left="0.6638in" fo:margin-right="0.6284in" fo:text-indent="0.168in">
        <style:tab-stops/>
      </style:paragraph-properties>
      <style:text-properties fo:letter-spacing="-0.0034in" fo:font-size="14pt" style:font-size-asian="14pt" style:font-size-complex="14pt"/>
    </style:style>
    <style:style style:name="P96" style:parent-style-name="標題3" style:family="paragraph">
      <style:paragraph-properties style:punctuation-wrap="simple" fo:text-align="start" fo:line-height="117%" fo:margin-right="0.6284in"/>
    </style:style>
    <style:style style:name="T97" style:parent-style-name="預設段落字型" style:family="text">
      <style:text-properties style:font-name-complex="Times New Roman" fo:font-size="14pt" style:font-size-asian="14pt" style:font-size-complex="14pt"/>
    </style:style>
    <style:style style:name="T98" style:parent-style-name="預設段落字型" style:family="text">
      <style:text-properties fo:font-size="14pt" style:font-size-asian="14pt" style:font-size-complex="14pt"/>
    </style:style>
    <style:style style:name="T99" style:parent-style-name="預設段落字型" style:family="text">
      <style:text-properties style:font-name-complex="Times New Roman" fo:font-size="14pt" style:font-size-asian="14pt" style:font-size-complex="14pt"/>
    </style:style>
    <style:style style:name="T100" style:parent-style-name="預設段落字型" style:family="text">
      <style:text-properties fo:font-size="14pt" style:font-size-asian="14pt" style:font-size-complex="14pt"/>
    </style:style>
    <style:style style:name="T101" style:parent-style-name="預設段落字型" style:family="text">
      <style:text-properties style:font-name-complex="Times New Roman" fo:font-size="14pt" style:font-size-asian="14pt" style:font-size-complex="14pt"/>
    </style:style>
    <style:style style:name="T102" style:parent-style-name="預設段落字型" style:family="text">
      <style:text-properties style:font-name-complex="Times New Roman" fo:font-size="14pt" style:font-size-asian="14pt" style:font-size-complex="14pt"/>
    </style:style>
    <style:style style:name="P103" style:parent-style-name="本文" style:family="paragraph">
      <style:paragraph-properties style:punctuation-wrap="simple" fo:margin-top="0.002in" fo:margin-left="0.3319in">
        <style:tab-stops/>
      </style:paragraph-properties>
    </style:style>
  </office:automatic-styles>
  <office:body>
    <office:text text:use-soft-page-breaks="true">
      <text:h text:style-name="P1" text:outline-level="1">附件三、出流管制計畫書格式</text:h>
      <text:h text:style-name="P5" text:outline-level="4"><text:bookmark-start text:name="封面"/><text:bookmark-end text:name="封面"/>封面</text:h>
      <text:p text:style-name="P6"/>
      <text:p text:style-name="P7"/>
      <text:p text:style-name="P8"/>
      <text:p text:style-name="P9"/>
      <text:p text:style-name="P10"/>
      <text:p text:style-name="P11">:OutFlowControlPlan.OFP_Name</text:p>
      <text:p text:style-name="P12"><text:span text:style-name="T13">(</text:span><text:span text:style-name="T14">第</text:span><text:span text:style-name="T15"><text:s/></text:span><text:span text:style-name="T16">O<text:s/></text:span><text:span text:style-name="T17">次修正</text:span><text:span text:style-name="T18">)/(</text:span><text:span text:style-name="T19">核定本</text:span><text:span text:style-name="T20">)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h text:style-name="P38" text:outline-level="3"><text:span text:style-name="T39">義</text:span><text:span text:style-name="T40"><text:s/></text:span><text:span text:style-name="T41">務</text:span><text:span text:style-name="T42"><text:s text:c="2"/></text:span><text:span text:style-name="T43">人</text:span><text:span text:style-name="T44"><text:s/></text:span><text:span text:style-name="T45">：</text:span><text:span text:style-name="T46"><text:s/></text:span><text:span text:style-name="T47">:</text:span><text:span text:style-name="T48">payer.Payer</text:span></text:h>
      <text:h text:style-name="P49" text:outline-level="3">代表人姓名：<text:s/>:payer.Representative</text:h>
      <text:h text:style-name="P50" text:outline-level="3">承辦技師姓名：<text:s/>:EngineerList.EngineerName</text:h>
      <text:h text:style-name="P51" text:outline-level="3">技師執業機構：<text:s/>:PracticeList.PracticeUnits</text:h>
      <text:h text:style-name="P52" text:outline-level="3">電<text:s text:c="7"/>話<text:s/>：:PracticeList.Tel</text:h>
      <text:h text:style-name="P53" text:outline-level="3"><text:span text:style-name="T54">製</text:span><text:span text:style-name="T55"><text:s/></text:span><text:span text:style-name="T56">作</text:span><text:span text:style-name="T57"><text:s/></text:span><text:span text:style-name="T58">日</text:span><text:span text:style-name="T59"><text:s/></text:span><text:span text:style-name="T60">期</text:span><text:span text:style-name="T61"><text:s/></text:span><text:span text:style-name="T62">：</text:span><text:span text:style-name="T63">:now</text:span></text:h>
      <text:h text:style-name="P64" text:outline-level="4"><text:bookmark-start text:name="內頁"/><text:bookmark-end text:name="內頁"/><text:soft-page-break/>內頁</text:h>
      <text:p text:style-name="P68"><text:bookmark-start text:name="(一) 出流管制計畫書名稱："/><text:bookmark-end text:name="(一) 出流管制計畫書名稱："/><text:span text:style-name="T69">(</text:span>一<text:span text:style-name="T70">)</text:span>出流管制計畫書名稱：:OutflowControlPlan.OFP_Name</text:p>
      <text:p text:style-name="P71"><text:bookmark-start text:name="(二) 義務人："/><text:bookmark-end text:name="(二) 義務人："/><text:span text:style-name="T72">(</text:span>二<text:span text:style-name="T73">)<text:s/></text:span>義務人<text:span text:style-name="T74">：</text:span><text:span text:style-name="T75">:payer.Payer</text:span></text:p>
      <text:p text:style-name="P76"><text:bookmark-start text:name="代表人姓名:"/><text:bookmark-end text:name="代表人姓名:"/>代表人姓名<text:span text:style-name="T77">:</text:span><text:span text:style-name="T78">:payer.Representative</text:span></text:p>
      <text:p text:style-name="P79"><text:bookmark-start text:name="住     址："/><text:bookmark-end text:name="住     址："/>住<text:tab/>址：:payer.PA_address</text:p>
      <text:p text:style-name="P80"><text:bookmark-start text:name="電     話："/><text:bookmark-end text:name="電     話："/>電<text:tab/>話：:payer.PA_Tel</text:p>
      <text:p text:style-name="P81">傳<text:tab/>真：:payer.PA_FAX</text:p>
      <text:h text:style-name="P82" text:outline-level="3"><text:bookmark-start text:name="(三) 承辦技師姓名："/><text:bookmark-end text:name="(三) 承辦技師姓名："/><text:span text:style-name="T83">(</text:span><text:span text:style-name="T84">三</text:span><text:span text:style-name="T85">)<text:s/></text:span><text:span text:style-name="T86">承辦技師姓名：</text:span><text:span text:style-name="T87"><text:s/></text:span><text:bookmark-start text:name="技師執業機構："/><text:bookmark-end text:name="技師執業機構："/><text:span text:style-name="T88">:EngineerList.EngineerName</text:span></text:h>
      <text:h text:style-name="P89" text:outline-level="3">技師執業機構：<text:s/>:PracticeList.PracticeUnits</text:h>
      <text:h text:style-name="P90" text:outline-level="3">住<text:s/><text:tab/>址<text:s/>：:PracticeList.Address</text:h>
      <text:h text:style-name="P91" text:outline-level="3">電<text:tab/>話：:PracticeList.Tel</text:h>
      <text:h text:style-name="P92" text:outline-level="3">傳<text:tab/>真：</text:h>
      <text:h text:style-name="P93" text:outline-level="3">技師執業證書字號：<text:s/>:EngineerList.EngineerLicense</text:h>
      <text:h text:style-name="P94" text:outline-level="3">技師公會會員證號：<text:s/>:EngineerList.AssocationLicense</text:h>
      <text:h text:style-name="P95" text:outline-level="3">技師執業圖記及簽名：</text:h>
      <text:h text:style-name="P96" text:outline-level="3"><text:bookmark-start text:name="(四)製作日期：(字體14，靠左對齊，上下間距0.5，最小行高24pt)"/><text:bookmark-end text:name="(四)製作日期：(字體14，靠左對齊，上下間距0.5，最小行高24pt)"/><text:span text:style-name="T97">(</text:span><text:span text:style-name="T98">四</text:span><text:span text:style-name="T99">)</text:span><text:span text:style-name="T100">製作日期：</text:span><text:span text:style-name="T101"><text:s/></text:span><text:bookmark-start text:name="核定函(核定本檢附)"/><text:bookmark-end text:name="核定函(核定本檢附)"/><text:span text:style-name="T102">:now</text:span></text:h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微軟正黑體" svg:font-family="微軟正黑體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page-layout style:name="PL1">
      <style:page-layout-properties fo:page-width="8.2708in" fo:page-height="11.6944in" style:print-orientation="portrait" fo:margin-top="0.9722in" fo:margin-left="0.6527in" fo:margin-bottom="0.7361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5" style:parent-style-name="本文" style:family="paragraph">
      <style:paragraph-properties style:punctuation-wrap="simple" fo:line-height="5%"/>
    </style:style>
    <style:style style:name="P66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67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8240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  <style:master-page style:name="MP1" style:page-layout-name="PL1">
      <style:footer>
        <text:p text:style-name="P65"><draw:frame draw:z-index="251658240" draw:id="id1" draw:style-name="a1" draw:name="Text Box 1" text:anchor-type="paragraph" svg:x="3.91736in" svg:y="10.85833in" svg:width="0.24097in" svg:height="0.26458in" style:rel-width="scale" style:rel-height="scale"><draw:text-box><text:p text:style-name="P66"><text:span text:style-name="T67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50:00Z</meta:creation-date>
    <dc:date>2021-08-19T07:50:00Z</dc:date>
    <meta:template xlink:href="Normal" xlink:type="simple"/>
    <meta:editing-cycles>2</meta:editing-cycles>
    <meta:editing-duration>PT0S</meta:editing-duration>
    <meta:user-defined meta:name="Creator">Acrobat PDFMaker 11 Word 版</meta:user-defined>
    <meta:document-statistic meta:page-count="2" meta:paragraph-count="1" meta:word-count="95" meta:character-count="638" meta:row-count="4" meta:non-whitespace-character-count="544"/>
  </office:meta>
</office:document-meta>
</file>